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23bfc5" officeooo:paragraph-rsid="0023bfc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T1" style:family="text">
      <style:text-properties style:text-line-through-style="none" style:text-line-through-type="none" style:font-name="DejaVu Sans Condensed"/>
    </style:style>
    <style:style style:name="T2" style:family="text">
      <style:text-properties style:text-line-through-style="none" style:text-line-through-type="none" style:font-name="DejaVu Sans Condensed" officeooo:rsid="0021936b"/>
    </style:style>
    <style:style style:name="T3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4ca12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weight="bold" officeooo:rsid="0025ca3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6</text:span><text:span text:style-name="T6">0</text:span><text:span text:style-name="T4">1</text:span><text:span text:style-name="T3"> - </text:span><text:span text:style-name="T5">Notes, Quirks, and Trivia</text:span></text:p>
      <text:p text:style-name="P3"/>
      <text:list xml:id="list2971811336" text:style-name="L1">
        <text:list-item>
          <text:p text:style-name="P1"><text:span text:style-name="T2">N</text:span><text:span text:style-name="T1">othing yet..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2T07:17:02.138000000</dc:date>
    <meta:editing-duration>PT4H30M53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6" meta:non-whitespace-character-count="40"/>
  </office:meta>
</office:document-meta>
</file>